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73e" officeooo:paragraph-rsid="001d073e"/>
    </style:style>
    <style:style style:name="P2" style:family="paragraph" style:parent-style-name="Standard">
      <style:text-properties officeooo:rsid="001e3e19" officeooo:paragraph-rsid="001e3e19"/>
    </style:style>
    <style:style style:name="P3" style:family="paragraph" style:parent-style-name="Standard">
      <style:text-properties officeooo:rsid="001fdddc" officeooo:paragraph-rsid="001fdddc"/>
    </style:style>
    <style:style style:name="T1" style:family="text">
      <style:text-properties officeooo:rsid="00220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-Helios-Intro to AI</text:p>
      <text:p text:style-name="P1"/>
      <text:p text:style-name="P3"/>
      <text:p text:style-name="P1"/>
      <text:p text:style-name="P1">How to install</text:p>
      <text:p text:style-name="P1">1. Set up anaconda python</text:p>
      <text:p text:style-name="P1">2. Set up Tensorflow</text:p>
      <text:p text:style-name="P1">3. Set up appropriate version of visdoom from <text:a xlink:type="simple" xlink:href="http://vizdoom.cs.put.edu.pl/tutorial" text:style-name="Internet_20_link" text:visited-style-name="Visited_20_Internet_20_Link">http://vizdoom.cs.put.edu.pl/tutorial</text:a></text:p>
      <text:p text:style-name="P1">or a direct link to the github <text:a xlink:type="simple" xlink:href="https://github.com/mwydmuch/ViZDoom/blob/master/doc/Building.md" text:style-name="Internet_20_link" text:visited-style-name="Visited_20_Internet_20_Link">https://github.com/mwydmuch/ViZDoom/blob/master/doc/Building.md</text:a></text:p>
      <text:p text:style-name="P1"/>
      <text:p text:style-name="P1">4. Place TF_Doombot folder into the appropriate directory based on your install method</text:p>
      <text:p text:style-name="P1"><text:tab/>in our case this was under …/ViSDoom/examples</text:p>
      <text:p text:style-name="P1"/>
      <text:p text:style-name="P2">5. Place DEADCKR.wad , DEADCKR.cfg , and DEADCKR.dbs <text:span text:style-name="T1">into the senarios folder in the visdoom folder</text:span></text:p>
      <text:p text:style-name="P2"/>
      <text:p text:style-name="P3">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21:40:02.789856388</meta:creation-date>
    <dc:date>2018-04-24T17:35:17.580205285</dc:date>
    <meta:editing-duration>PT16H31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0" meta:character-count="495" meta:non-whitespace-character-count="434"/>
  </office:meta>
</office:document-meta>
</file>